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fo:font-size="20pt" officeooo:rsid="0010541c" officeooo:paragraph-rsid="0010541c" style:font-size-asian="20pt" style:font-size-complex="20pt"/>
    </style:style>
    <style:style style:name="P2" style:family="paragraph" style:parent-style-name="Text_20_body">
      <style:text-properties fo:font-size="20pt" officeooo:rsid="0010541c" officeooo:paragraph-rsid="0010df50" style:font-size-asian="20pt" style:font-size-complex="20pt"/>
    </style:style>
    <style:style style:name="P3" style:family="paragraph" style:parent-style-name="Text_20_body">
      <style:text-properties fo:font-size="20pt" officeooo:rsid="0010541c" officeooo:paragraph-rsid="00129332" style:font-size-asian="20pt" style:font-size-complex="20pt"/>
    </style:style>
    <style:style style:name="P4" style:family="paragraph" style:parent-style-name="Text_20_body">
      <style:text-properties fo:font-size="20pt" officeooo:rsid="0010541c" officeooo:paragraph-rsid="001541f2" style:font-size-asian="20pt" style:font-size-complex="20pt"/>
    </style:style>
    <style:style style:name="P5" style:family="paragraph" style:parent-style-name="Text_20_body">
      <style:text-properties fo:font-size="20pt" officeooo:rsid="0010541c" officeooo:paragraph-rsid="001c4942" style:font-size-asian="20pt" style:font-size-complex="20pt"/>
    </style:style>
    <style:style style:name="P6" style:family="paragraph" style:parent-style-name="Text_20_body">
      <style:text-properties fo:font-size="20pt" officeooo:rsid="0010541c" officeooo:paragraph-rsid="0022ea01" style:font-size-asian="20pt" style:font-size-complex="20pt"/>
    </style:style>
    <style:style style:name="P7" style:family="paragraph" style:parent-style-name="Text_20_body">
      <style:text-properties fo:font-size="20pt" officeooo:rsid="0010541c" officeooo:paragraph-rsid="0028d369" style:font-size-asian="20pt" style:font-size-complex="20pt"/>
    </style:style>
    <style:style style:name="P8" style:family="paragraph" style:parent-style-name="Text_20_body">
      <style:text-properties fo:font-size="20pt" officeooo:rsid="0010541c" officeooo:paragraph-rsid="002a014e" style:font-size-asian="20pt" style:font-size-complex="20pt"/>
    </style:style>
    <style:style style:name="P9" style:family="paragraph" style:parent-style-name="Text_20_body">
      <style:text-properties fo:font-size="20pt" officeooo:rsid="0010541c" officeooo:paragraph-rsid="002b8bdd" style:font-size-asian="20pt" style:font-size-complex="20pt"/>
    </style:style>
    <style:style style:name="P10" style:family="paragraph" style:parent-style-name="Text_20_body">
      <style:text-properties fo:font-size="20pt" officeooo:rsid="0010541c" officeooo:paragraph-rsid="002ce410" style:font-size-asian="20pt" style:font-size-complex="20pt"/>
    </style:style>
    <style:style style:name="P11" style:family="paragraph" style:parent-style-name="Text_20_body">
      <style:text-properties fo:font-size="20pt" officeooo:rsid="0010541c" officeooo:paragraph-rsid="003021e2" style:font-size-asian="20pt" style:font-size-complex="20pt"/>
    </style:style>
    <style:style style:name="P12" style:family="paragraph" style:parent-style-name="Text_20_body">
      <style:text-properties fo:font-size="20pt" officeooo:rsid="0010df50" officeooo:paragraph-rsid="0010df50" style:font-size-asian="20pt" style:font-size-complex="20pt"/>
    </style:style>
    <style:style style:name="P13" style:family="paragraph" style:parent-style-name="Text_20_body">
      <style:text-properties fo:font-size="20pt" officeooo:rsid="0010df50" officeooo:paragraph-rsid="00129332" style:font-size-asian="20pt" style:font-size-complex="20pt"/>
    </style:style>
    <style:style style:name="P14" style:family="paragraph" style:parent-style-name="Text_20_body">
      <style:text-properties fo:font-size="20pt" officeooo:rsid="0010df50" officeooo:paragraph-rsid="0028d369" style:font-size-asian="20pt" style:font-size-complex="20pt"/>
    </style:style>
    <style:style style:name="P15" style:family="paragraph" style:parent-style-name="Text_20_body">
      <style:text-properties fo:font-size="20pt" officeooo:rsid="0010df50" officeooo:paragraph-rsid="002b8bdd" style:font-size-asian="20pt" style:font-size-complex="20pt"/>
    </style:style>
    <style:style style:name="P16" style:family="paragraph" style:parent-style-name="Text_20_body">
      <style:text-properties fo:font-size="20pt" officeooo:rsid="0010df50" officeooo:paragraph-rsid="003021e2" style:font-size-asian="20pt" style:font-size-complex="20pt"/>
    </style:style>
    <style:style style:name="P17" style:family="paragraph" style:parent-style-name="Text_20_body">
      <style:text-properties fo:font-size="20pt" officeooo:rsid="001280be" officeooo:paragraph-rsid="001280be" style:font-size-asian="20pt" style:font-size-complex="20pt"/>
    </style:style>
    <style:style style:name="P18" style:family="paragraph" style:parent-style-name="Text_20_body">
      <style:text-properties fo:font-size="20pt" officeooo:rsid="00129332" officeooo:paragraph-rsid="00129332" style:font-size-asian="20pt" style:font-size-complex="20pt"/>
    </style:style>
    <style:style style:name="P19" style:family="paragraph" style:parent-style-name="Text_20_body">
      <style:text-properties fo:font-size="20pt" officeooo:rsid="00129332" officeooo:paragraph-rsid="0013cf56" style:font-size-asian="20pt" style:font-size-complex="20pt"/>
    </style:style>
    <style:style style:name="P20" style:family="paragraph" style:parent-style-name="Text_20_body">
      <style:text-properties fo:font-size="20pt" officeooo:rsid="0013cf56" officeooo:paragraph-rsid="0013cf56" style:font-size-asian="20pt" style:font-size-complex="20pt"/>
    </style:style>
    <style:style style:name="P21" style:family="paragraph" style:parent-style-name="Text_20_body">
      <style:text-properties fo:font-size="20pt" officeooo:rsid="001541f2" officeooo:paragraph-rsid="001541f2" style:font-size-asian="20pt" style:font-size-complex="20pt"/>
    </style:style>
    <style:style style:name="P22" style:family="paragraph" style:parent-style-name="Text_20_body">
      <style:text-properties fo:font-size="20pt" officeooo:rsid="0028d369" officeooo:paragraph-rsid="0028d369" style:font-size-asian="20pt" style:font-size-complex="20pt"/>
    </style:style>
    <style:style style:name="P23" style:family="paragraph" style:parent-style-name="Text_20_body">
      <style:text-properties fo:font-size="20pt" officeooo:rsid="002b8bdd" officeooo:paragraph-rsid="002b8bdd" style:font-size-asian="20pt" style:font-size-complex="20pt"/>
    </style:style>
    <style:style style:name="P24" style:family="paragraph" style:parent-style-name="Text_20_body">
      <style:text-properties fo:font-size="20pt" officeooo:rsid="002b8bdd" officeooo:paragraph-rsid="002ce410" style:font-size-asian="20pt" style:font-size-complex="20pt"/>
    </style:style>
    <style:style style:name="P25" style:family="paragraph" style:parent-style-name="Text_20_body">
      <style:text-properties fo:font-size="20pt" officeooo:rsid="002ce410" officeooo:paragraph-rsid="002ce410" style:font-size-asian="20pt" style:font-size-complex="20pt"/>
    </style:style>
    <style:style style:name="P26" style:family="paragraph" style:parent-style-name="Text_20_body">
      <style:text-properties fo:font-size="20pt" officeooo:rsid="0030fc83" officeooo:paragraph-rsid="0030fc83" style:font-size-asian="20pt" style:font-size-complex="20pt"/>
    </style:style>
    <style:style style:name="P27" style:family="paragraph" style:parent-style-name="Text_20_body">
      <style:text-properties fo:font-size="20pt" officeooo:rsid="0032f7a1" officeooo:paragraph-rsid="0032f7a1" style:font-size-asian="20pt" style:font-size-complex="20pt"/>
    </style:style>
    <style:style style:name="P28" style:family="paragraph" style:parent-style-name="Text_20_body">
      <style:text-properties fo:font-size="20pt" fo:font-style="normal" fo:font-weight="normal" officeooo:rsid="001541f2" officeooo:paragraph-rsid="001541f2" style:font-size-asian="20pt" style:font-style-asian="normal" style:font-weight-asian="normal" style:font-size-complex="20pt" style:font-style-complex="normal" style:font-weight-complex="normal"/>
    </style:style>
    <style:style style:name="P29" style:family="paragraph" style:parent-style-name="Text_20_body">
      <style:text-properties fo:color="#c9211e" loext:opacity="100%" fo:font-size="20pt" officeooo:rsid="0013cf56" officeooo:paragraph-rsid="0013cf56" style:font-size-asian="20pt" style:font-size-complex="20pt"/>
    </style:style>
    <style:style style:name="P30" style:family="paragraph" style:parent-style-name="Text_20_body">
      <style:text-properties fo:color="#c9211e" loext:opacity="100%" fo:font-size="20pt" officeooo:rsid="00129332" officeooo:paragraph-rsid="00129332" style:font-size-asian="20pt" style:font-size-complex="20pt"/>
    </style:style>
    <style:style style:name="P31" style:family="paragraph" style:parent-style-name="Text_20_body">
      <style:text-properties fo:color="#c9211e" loext:opacity="100%" fo:font-size="20pt" officeooo:rsid="002b8bdd" officeooo:paragraph-rsid="002b8bdd" style:font-size-asian="20pt" style:font-size-complex="20pt"/>
    </style:style>
    <style:style style:name="P32" style:family="paragraph" style:parent-style-name="Text_20_body">
      <style:text-properties fo:color="#c9211e" loext:opacity="100%" fo:font-size="20pt" officeooo:rsid="002ce410" officeooo:paragraph-rsid="002ce410" style:font-size-asian="20pt" style:font-size-complex="20pt"/>
    </style:style>
    <style:style style:name="P33" style:family="paragraph" style:parent-style-name="Text_20_body">
      <style:text-properties fo:color="#c9211e" loext:opacity="100%" fo:font-size="20pt" officeooo:rsid="002edff7" officeooo:paragraph-rsid="002edff7" style:font-size-asian="20pt" style:font-size-complex="20pt"/>
    </style:style>
    <style:style style:name="P34" style:family="paragraph" style:parent-style-name="Text_20_body">
      <style:text-properties fo:color="#c9211e" loext:opacity="100%" fo:font-size="20pt" officeooo:rsid="002edff7" officeooo:paragraph-rsid="003021e2" style:font-size-asian="20pt" style:font-size-complex="20pt"/>
    </style:style>
    <style:style style:name="P35" style:family="paragraph" style:parent-style-name="Text_20_body">
      <style:text-properties fo:color="#c9211e" loext:opacity="100%" fo:font-size="20pt" officeooo:rsid="003663f9" officeooo:paragraph-rsid="003663f9" style:font-size-asian="20pt" style:font-size-complex="20pt"/>
    </style:style>
    <style:style style:name="P36" style:family="paragraph" style:parent-style-name="Text_20_body">
      <style:text-properties fo:color="#c9211e" loext:opacity="100%" fo:font-size="20pt" fo:font-style="normal" fo:font-weight="normal" officeooo:rsid="001541f2" officeooo:paragraph-rsid="001541f2" style:font-size-asian="20pt" style:font-style-asian="normal" style:font-weight-asian="normal" style:font-size-complex="20pt" style:font-style-complex="normal" style:font-weight-complex="normal"/>
    </style:style>
    <style:style style:name="P37" style:family="paragraph" style:parent-style-name="Text_20_body">
      <style:text-properties fo:color="#ff4000" loext:opacity="100%" fo:font-size="20pt" officeooo:rsid="0018c172" officeooo:paragraph-rsid="0018c172" style:font-size-asian="20pt" style:font-size-complex="20pt"/>
    </style:style>
    <style:style style:name="P38" style:family="paragraph" style:parent-style-name="Text_20_body">
      <style:text-properties fo:color="#ff4000" loext:opacity="100%" fo:font-size="20pt" officeooo:rsid="0018c172" officeooo:paragraph-rsid="001a3fa5" style:font-size-asian="20pt" style:font-size-complex="20pt"/>
    </style:style>
    <style:style style:name="P39" style:family="paragraph" style:parent-style-name="Text_20_body">
      <style:text-properties fo:color="#ff4000" loext:opacity="100%" fo:font-size="20pt" officeooo:rsid="0018fe48" officeooo:paragraph-rsid="0018fe48" style:font-size-asian="20pt" style:font-size-complex="20pt"/>
    </style:style>
    <style:style style:name="P40" style:family="paragraph" style:parent-style-name="Text_20_body">
      <style:text-properties fo:color="#ff4000" loext:opacity="100%" fo:font-size="20pt" officeooo:rsid="001a3fa5" officeooo:paragraph-rsid="001a3fa5" style:font-size-asian="20pt" style:font-size-complex="20pt"/>
    </style:style>
    <style:style style:name="P41" style:family="paragraph" style:parent-style-name="Text_20_body">
      <style:text-properties fo:color="#ff4000" loext:opacity="100%" fo:font-size="20pt" officeooo:rsid="001c4942" officeooo:paragraph-rsid="001c4942" style:font-size-asian="20pt" style:font-size-complex="20pt"/>
    </style:style>
    <style:style style:name="P42" style:family="paragraph" style:parent-style-name="Text_20_body">
      <style:text-properties fo:color="#ff4000" loext:opacity="100%" fo:font-size="20pt" officeooo:rsid="0028d369" officeooo:paragraph-rsid="0028d369" style:font-size-asian="20pt" style:font-size-complex="20pt"/>
    </style:style>
    <style:style style:name="P43" style:family="paragraph" style:parent-style-name="Text_20_body">
      <style:text-properties fo:color="#ff4000" loext:opacity="100%" fo:font-size="20pt" officeooo:rsid="003021e2" officeooo:paragraph-rsid="003021e2" style:font-size-asian="20pt" style:font-size-complex="20pt"/>
    </style:style>
    <style:style style:name="P44" style:family="paragraph" style:parent-style-name="Text_20_body">
      <style:text-properties fo:color="#ff4000" loext:opacity="100%" fo:font-size="20pt" officeooo:rsid="0010541c" officeooo:paragraph-rsid="003021e2" style:font-size-asian="20pt" style:font-size-complex="20pt"/>
    </style:style>
    <style:style style:name="P45" style:family="paragraph" style:parent-style-name="Text_20_body">
      <style:text-properties fo:color="#ff4000" loext:opacity="100%" fo:font-size="20pt" officeooo:rsid="001c859a" officeooo:paragraph-rsid="001c859a" fo:background-color="#ffffff" style:font-size-asian="20pt" style:font-size-complex="20pt"/>
    </style:style>
    <style:style style:name="P46" style:family="paragraph" style:parent-style-name="Text_20_body">
      <style:text-properties fo:color="#ff4000" loext:opacity="100%" fo:font-size="18pt" officeooo:rsid="001c4942" officeooo:paragraph-rsid="001c4942" style:font-size-asian="18pt" style:font-size-complex="18pt"/>
    </style:style>
    <style:style style:name="P47" style:family="paragraph" style:parent-style-name="Text_20_body">
      <style:text-properties fo:color="#ff4000" loext:opacity="100%" fo:font-size="18pt" officeooo:rsid="0028d369" officeooo:paragraph-rsid="0028d369" style:font-size-asian="18pt" style:font-size-complex="18pt"/>
    </style:style>
    <style:style style:name="P48" style:family="paragraph" style:parent-style-name="Text_20_body">
      <style:text-properties fo:color="#a1467e" loext:opacity="100%" fo:font-size="20pt" officeooo:rsid="00129332" officeooo:paragraph-rsid="00129332" style:font-size-asian="20pt" style:font-size-complex="20pt"/>
    </style:style>
    <style:style style:name="P49" style:family="paragraph" style:parent-style-name="Text_20_body">
      <style:text-properties fo:color="#a1467e" loext:opacity="100%" fo:font-size="18pt" officeooo:rsid="00129332" officeooo:paragraph-rsid="00129332" style:font-size-asian="18pt" style:font-size-complex="18pt"/>
    </style:style>
    <style:style style:name="P50" style:family="paragraph" style:parent-style-name="Text_20_body">
      <style:text-properties fo:color="#000000" loext:opacity="100%" fo:font-size="20pt" officeooo:rsid="001b972a" officeooo:paragraph-rsid="001b972a" style:font-size-asian="20pt" style:font-size-complex="20pt"/>
    </style:style>
    <style:style style:name="P51" style:family="paragraph" style:parent-style-name="Text_20_body">
      <style:text-properties fo:color="#000000" loext:opacity="100%" fo:font-size="20pt" officeooo:rsid="001c4942" officeooo:paragraph-rsid="001c4942" style:font-size-asian="20pt" style:font-size-complex="20pt"/>
    </style:style>
    <style:style style:name="P52" style:family="paragraph" style:parent-style-name="Text_20_body">
      <style:text-properties fo:color="#000000" loext:opacity="100%" fo:font-size="20pt" officeooo:rsid="0010541c" officeooo:paragraph-rsid="0028d369" style:font-size-asian="20pt" style:font-size-complex="20pt"/>
    </style:style>
    <style:style style:name="P53" style:family="paragraph" style:parent-style-name="Text_20_body">
      <style:text-properties fo:color="#000000" loext:opacity="100%" fo:font-size="20pt" officeooo:rsid="0010541c" officeooo:paragraph-rsid="002a014e" style:font-size-asian="20pt" style:font-size-complex="20pt"/>
    </style:style>
    <style:style style:name="P54" style:family="paragraph" style:parent-style-name="Text_20_body">
      <style:text-properties fo:color="#000000" loext:opacity="100%" fo:font-size="20pt" officeooo:rsid="0028d369" officeooo:paragraph-rsid="0028d369" style:font-size-asian="20pt" style:font-size-complex="20pt"/>
    </style:style>
    <style:style style:name="P55" style:family="paragraph" style:parent-style-name="Text_20_body">
      <style:text-properties fo:color="#000000" loext:opacity="100%" fo:font-size="20pt" officeooo:rsid="0010541c" officeooo:paragraph-rsid="001c4942" fo:background-color="#ffffff" style:font-size-asian="20pt" style:font-size-complex="20pt"/>
    </style:style>
    <style:style style:name="P56" style:family="paragraph" style:parent-style-name="Text_20_body">
      <style:text-properties fo:color="#000000" loext:opacity="100%" fo:font-size="20pt" officeooo:rsid="001c4942" officeooo:paragraph-rsid="001c4942" fo:background-color="#ffffff" style:font-size-asian="20pt" style:font-size-complex="20pt"/>
    </style:style>
    <style:style style:name="P57" style:family="paragraph" style:parent-style-name="Text_20_body">
      <style:text-properties fo:color="#000000" loext:opacity="100%" fo:font-size="20pt" officeooo:rsid="001c859a" officeooo:paragraph-rsid="001c859a" fo:background-color="#ffffff" style:font-size-asian="20pt" style:font-size-complex="20pt"/>
    </style:style>
    <style:style style:name="P58" style:family="paragraph" style:parent-style-name="Text_20_body">
      <style:text-properties fo:color="#000000" loext:opacity="100%" fo:font-size="16pt" officeooo:rsid="0028d369" officeooo:paragraph-rsid="0028d369" style:font-size-asian="16pt" style:font-size-complex="16pt"/>
    </style:style>
    <style:style style:name="P59" style:family="paragraph" style:parent-style-name="Text_20_body">
      <style:text-properties fo:color="#ff0000" loext:opacity="100%" fo:font-size="20pt" officeooo:rsid="001c4942" officeooo:paragraph-rsid="001c4942" style:font-size-asian="20pt" style:font-size-complex="20pt"/>
    </style:style>
    <style:style style:name="P60" style:family="paragraph" style:parent-style-name="Text_20_body">
      <style:text-properties fo:color="#ff0000" loext:opacity="100%" fo:font-size="20pt" officeooo:rsid="001c859a" officeooo:paragraph-rsid="001ddf3a" style:font-size-asian="20pt" style:font-size-complex="20pt"/>
    </style:style>
    <style:style style:name="P61" style:family="paragraph" style:parent-style-name="Text_20_body">
      <style:text-properties fo:color="#ff0000" loext:opacity="100%" fo:font-size="20pt" officeooo:rsid="001ddf3a" officeooo:paragraph-rsid="001ddf3a" style:font-size-asian="20pt" style:font-size-complex="20pt"/>
    </style:style>
    <style:style style:name="P62" style:family="paragraph" style:parent-style-name="Text_20_body">
      <style:text-properties fo:color="#ff0000" loext:opacity="100%" fo:font-size="20pt" officeooo:rsid="0010541c" officeooo:paragraph-rsid="001c4942" fo:background-color="#ffffff" style:font-size-asian="20pt" style:font-size-complex="20pt"/>
    </style:style>
    <style:style style:name="P63" style:family="paragraph" style:parent-style-name="Text_20_body">
      <style:text-properties fo:color="#ff0000" loext:opacity="100%" fo:font-size="20pt" officeooo:rsid="001c4942" officeooo:paragraph-rsid="001c4942" fo:background-color="#ffffff" style:font-size-asian="20pt" style:font-size-complex="20pt"/>
    </style:style>
    <style:style style:name="P64" style:family="paragraph" style:parent-style-name="Text_20_body">
      <style:text-properties fo:color="#111111" loext:opacity="100%" fo:font-size="20pt" officeooo:rsid="001c859a" officeooo:paragraph-rsid="001d2cd3" style:font-size-asian="20pt" style:font-size-complex="20pt"/>
    </style:style>
    <style:style style:name="P65" style:family="paragraph" style:parent-style-name="Text_20_body">
      <style:text-properties fo:color="#111111" loext:opacity="100%" fo:font-size="20pt" officeooo:rsid="001d2cd3" officeooo:paragraph-rsid="001d2cd3" style:font-size-asian="20pt" style:font-size-complex="20pt"/>
    </style:style>
    <style:style style:name="P66" style:family="paragraph" style:parent-style-name="Text_20_body">
      <style:text-properties fo:color="#111111" loext:opacity="100%" fo:font-size="20pt" officeooo:rsid="001f9060" officeooo:paragraph-rsid="001f9060" style:font-size-asian="20pt" style:font-size-complex="20pt"/>
    </style:style>
    <style:style style:name="P67" style:family="paragraph" style:parent-style-name="Text_20_body">
      <style:text-properties fo:color="#111111" loext:opacity="100%" fo:font-size="20pt" officeooo:rsid="0010541c" officeooo:paragraph-rsid="0022ea01" style:font-size-asian="20pt" style:font-size-complex="20pt"/>
    </style:style>
    <style:style style:name="P68" style:family="paragraph" style:parent-style-name="Text_20_body">
      <style:text-properties fo:color="#111111" loext:opacity="100%" fo:font-size="20pt" officeooo:rsid="001c4942" officeooo:paragraph-rsid="001c4942" style:font-size-asian="20pt" style:font-size-complex="20pt"/>
    </style:style>
    <style:style style:name="P69" style:family="paragraph" style:parent-style-name="Text_20_body">
      <style:text-properties fo:color="#111111" loext:opacity="100%" fo:font-size="20pt" officeooo:rsid="002b8bdd" officeooo:paragraph-rsid="002b8bdd" style:font-size-asian="20pt" style:font-size-complex="20pt"/>
    </style:style>
    <style:style style:name="P70" style:family="paragraph" style:parent-style-name="Text_20_body">
      <style:text-properties fo:color="#111111" loext:opacity="100%" fo:font-size="20pt" officeooo:rsid="002ce410" officeooo:paragraph-rsid="002ce410" style:font-size-asian="20pt" style:font-size-complex="20pt"/>
    </style:style>
    <style:style style:name="P71" style:family="paragraph" style:parent-style-name="Text_20_body">
      <style:text-properties fo:color="#111111" loext:opacity="100%" fo:font-size="11pt" officeooo:rsid="0010541c" officeooo:paragraph-rsid="002b8bdd" style:font-size-asian="11pt" style:font-size-complex="11pt"/>
    </style:style>
    <style:style style:name="P72" style:family="paragraph" style:parent-style-name="Text_20_body">
      <style:text-properties fo:font-size="20pt" officeooo:rsid="0010541c" officeooo:paragraph-rsid="0010541c" style:font-size-asian="20pt" style:font-size-complex="20pt"/>
    </style:style>
    <style:style style:name="P73" style:family="paragraph" style:parent-style-name="Text_20_body">
      <style:text-properties fo:font-size="20pt" officeooo:rsid="0010541c" officeooo:paragraph-rsid="003c2236" style:font-size-asian="20pt" style:font-size-complex="20pt"/>
    </style:style>
    <style:style style:name="P74" style:family="paragraph" style:parent-style-name="Text_20_body">
      <style:text-properties fo:font-size="20pt" officeooo:rsid="0010541c" officeooo:paragraph-rsid="003d3ff2" style:font-size-asian="20pt" style:font-size-complex="20pt"/>
    </style:style>
    <style:style style:name="P75" style:family="paragraph" style:parent-style-name="Text_20_body">
      <style:text-properties fo:color="#ff4000" loext:opacity="100%" fo:font-size="20pt" officeooo:rsid="001c4942" officeooo:paragraph-rsid="001c4942" style:font-size-asian="20pt" style:font-size-complex="20pt"/>
    </style:style>
    <style:style style:name="P76" style:family="paragraph" style:parent-style-name="Text_20_body">
      <style:text-properties fo:color="#ff4000" loext:opacity="100%" fo:font-size="20pt" officeooo:rsid="003c2236" officeooo:paragraph-rsid="003c2236" style:font-size-asian="20pt" style:font-size-complex="20pt"/>
    </style:style>
    <style:style style:name="P77" style:family="paragraph" style:parent-style-name="Text_20_body">
      <style:text-properties fo:color="#ff4000" loext:opacity="100%" fo:font-size="20pt" officeooo:rsid="0010541c" officeooo:paragraph-rsid="003c2236" style:font-size-asian="20pt" style:font-size-complex="20pt"/>
    </style:style>
    <style:style style:name="P78" style:family="paragraph" style:parent-style-name="Text_20_body">
      <style:text-properties fo:color="#ff4000" loext:opacity="100%" fo:font-size="20pt" officeooo:rsid="0010541c" officeooo:paragraph-rsid="003d3ff2" style:font-size-asian="20pt" style:font-size-complex="20pt"/>
    </style:style>
    <style:style style:name="P79" style:family="paragraph" style:parent-style-name="Text_20_body">
      <style:text-properties fo:color="#ff4000" loext:opacity="100%" fo:font-size="20pt" officeooo:rsid="003d3ff2" officeooo:paragraph-rsid="003d3ff2" style:font-size-asian="20pt" style:font-size-complex="20pt"/>
    </style:style>
    <style:style style:name="P80" style:family="paragraph" style:parent-style-name="Text_20_body">
      <style:text-properties fo:color="#111111" loext:opacity="100%" fo:font-size="20pt" officeooo:rsid="0010541c" officeooo:paragraph-rsid="003f54f1" style:font-size-asian="20pt" style:font-size-complex="20pt"/>
    </style:style>
    <style:style style:name="T1" style:family="text">
      <style:text-properties officeooo:rsid="00129332"/>
    </style:style>
    <style:style style:name="T2" style:family="text">
      <style:text-properties officeooo:rsid="0013cf56"/>
    </style:style>
    <style:style style:name="T3" style:family="text">
      <style:text-properties officeooo:rsid="001541f2"/>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normal" fo:background-color="#ffffff" loext:char-shading-value="0" style:font-weight-asian="normal" style:font-weight-complex="normal"/>
    </style:style>
    <style:style style:name="T7" style:family="text">
      <style:text-properties fo:color="#000000" loext:opacity="100%" officeooo:rsid="001a3fa5"/>
    </style:style>
    <style:style style:name="T8" style:family="text">
      <style:text-properties fo:color="#000000" loext:opacity="100%" fo:font-size="16pt" style:font-size-asian="16pt" style:font-size-complex="16pt"/>
    </style:style>
    <style:style style:name="T9" style:family="text">
      <style:text-properties officeooo:rsid="0018c172"/>
    </style:style>
    <style:style style:name="T10" style:family="text">
      <style:text-properties officeooo:rsid="001a3fa5"/>
    </style:style>
    <style:style style:name="T11" style:family="text">
      <style:text-properties officeooo:rsid="001c4942"/>
    </style:style>
    <style:style style:name="T12" style:family="text">
      <style:text-properties fo:background-color="#ffffff" loext:char-shading-value="0"/>
    </style:style>
    <style:style style:name="T13" style:family="text">
      <style:text-properties officeooo:rsid="001ddf3a"/>
    </style:style>
    <style:style style:name="T14" style:family="text">
      <style:text-properties officeooo:rsid="0022ea01"/>
    </style:style>
    <style:style style:name="T15" style:family="text">
      <style:text-properties officeooo:rsid="0028d369"/>
    </style:style>
    <style:style style:name="T16" style:family="text">
      <style:text-properties fo:font-size="18pt" style:font-size-asian="18pt" style:font-size-complex="18pt"/>
    </style:style>
    <style:style style:name="T17" style:family="text">
      <style:text-properties officeooo:rsid="002a014e"/>
    </style:style>
    <style:style style:name="T18" style:family="text">
      <style:text-properties officeooo:rsid="002b8bdd"/>
    </style:style>
    <style:style style:name="T19" style:family="text">
      <style:text-properties officeooo:rsid="002ce410"/>
    </style:style>
    <style:style style:name="T20" style:family="text">
      <style:text-properties officeooo:rsid="003021e2"/>
    </style:style>
    <style:style style:name="T21" style:family="text">
      <style:text-properties officeooo:rsid="0038525b"/>
    </style:style>
    <style:style style:name="T22" style:family="text">
      <style:text-properties officeooo:rsid="003ab509"/>
    </style:style>
    <style:style style:name="T23" style:family="text">
      <style:text-properties officeooo:rsid="003c2236"/>
    </style:style>
    <style:style style:name="T24" style:family="text">
      <style:text-properties officeooo:rsid="003d3ff2"/>
    </style:style>
    <style:style style:name="T25" style:family="text">
      <style:text-properties officeooo:rsid="003f54f1"/>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it clone https://github.com/Ashish-Garg524/<text:span text:style-name="T22">LSS</text:span></text:p>
      <text:p text:style-name="P1"/>
      <text:p text:style-name="P1">Program-2</text:p>
      <text:p text:style-name="P1"/>
      <text:p text:style-name="P12">here we have 2 system with </text:p>
      <text:p text:style-name="P12">system1: ip-162.10.10.10 and system2: ip-162.10.10.20</text:p>
      <text:p text:style-name="P12"/>
      <text:p text:style-name="P1">sudo apt-get install ftp</text:p>
      <text:p text:style-name="P1">sudo apt-get install proftpd</text:p>
      <text:p text:style-name="P1">sudo ifconfig</text:p>
      <text:p text:style-name="P1">sudo systemctl stop NetworkManager</text:p>
      <text:p text:style-name="P1">sudo ifconfig eno1 162.10.10.10 netmask 255.255.0.0 up</text:p>
      <text:p text:style-name="P1">sudo ifconfig</text:p>
      <text:p text:style-name="P1">ping 162.10.10.20</text:p>
      <text:p text:style-name="P1"/>
      <text:p text:style-name="P1"/>
      <text:p text:style-name="P12">using put method:</text:p>
      <text:p text:style-name="P12"/>
      <text:p text:style-name="P1">pwd </text:p>
      <text:p text:style-name="P1">cd /home/mca</text:p>
      <text:p text:style-name="P1">ftp 162.10.10.20 </text:p>
      <text:p text:style-name="P1">user name: cna1</text:p>
      <text:p text:style-name="P1"><text:soft-page-break/>passwd: mca</text:p>
      <text:p text:style-name="P1">ls</text:p>
      <text:p text:style-name="P12">put &lt;filename&gt;</text:p>
      <text:p text:style-name="P12">bye</text:p>
      <text:p text:style-name="P12">ls</text:p>
      <text:p text:style-name="P1"/>
      <text:p text:style-name="P12">using get method:</text:p>
      <text:p text:style-name="P12"/>
      <text:p text:style-name="P2">pwd </text:p>
      <text:p text:style-name="P2">cd /home/mca</text:p>
      <text:p text:style-name="P2">ftp 162.10.10.20 </text:p>
      <text:p text:style-name="P2">user name: cna1</text:p>
      <text:p text:style-name="P2">passwd: mca</text:p>
      <text:p text:style-name="P2">ls</text:p>
      <text:p text:style-name="P12">get &lt;filename&gt;</text:p>
      <text:p text:style-name="P12">bye</text:p>
      <text:p text:style-name="P12">ls</text:p>
      <text:p text:style-name="P17">note: do same for both lab partners</text:p>
      <text:p text:style-name="P1"/>
      <text:p text:style-name="P1"/>
      <text:p text:style-name="P1"/>
      <text:p text:style-name="P1"/>
      <text:p text:style-name="P1"><text:soft-page-break/></text:p>
      <text:p text:style-name="P1"/>
      <text:p text:style-name="P1"/>
      <text:p text:style-name="P17">program:3</text:p>
      <text:p text:style-name="P17"/>
      <text:p text:style-name="P13">here we have 2 system with </text:p>
      <text:p text:style-name="P13">system1: ip-162.10.10.10 and system2: ip-162.10.10.20</text:p>
      <text:p text:style-name="P13"/>
      <text:p text:style-name="P30">for client :</text:p>
      <text:p text:style-name="P18"/>
      <text:p text:style-name="P3">sudo apt-get install <text:span text:style-name="T1">openssh-client</text:span></text:p>
      <text:p text:style-name="P3">sudo ifconfig</text:p>
      <text:p text:style-name="P3">sudo systemctl stop NetworkManager</text:p>
      <text:p text:style-name="P3">sudo ifconfig eno1 162.10.10.10 netmask 255.255.0.0 up</text:p>
      <text:p text:style-name="P3">sudo <text:s/>ifconfig</text:p>
      <text:p text:style-name="P3">ping 162.10.10.<text:span text:style-name="T3">2</text:span>0</text:p>
      <text:p text:style-name="P3"/>
      <text:p text:style-name="P18">ssh-keygen</text:p>
      <text:p text:style-name="P48">Generating public/private rsa key pair.</text:p>
      <text:p text:style-name="P49">Enter file in which to save the key (/home/mca/.ssh/id_rsa): <text:span text:style-name="T7">home</text:span></text:p>
      <text:p text:style-name="P48">Enter passphrase (empty for no passphrase): </text:p>
      <text:p text:style-name="P48">Enter same passphrase again: </text:p>
      <text:p text:style-name="P48"><text:soft-page-break/>Your identification has been saved in home</text:p>
      <text:p text:style-name="P48">Your public key has been saved in home.pub</text:p>
      <text:p text:style-name="P18">ls</text:p>
      <text:p text:style-name="P18">pwd</text:p>
      <text:p text:style-name="P19">scp <text:s/>/home/mca/home.pub <text:s/><text:a xlink:type="simple" xlink:href="mailto:cna1@162.10.10.20" text:style-name="Internet_20_link" text:visited-style-name="Visited_20_Internet_20_Link"><text:span text:style-name="T2">cna1</text:span></text:a><text:a xlink:type="simple" xlink:href="mailto:cna1@162.10.10.20" text:style-name="Internet_20_link" text:visited-style-name="Visited_20_Internet_20_Link">@162.10.10.20</text:a>:/home/<text:span text:style-name="T2">cna1</text:span></text:p>
      <text:p text:style-name="P19"/>
      <text:p text:style-name="P29">NOW SIMULTANEOUSLY AT SERVER SIDE <text:span text:style-name="T3">on home screen</text:span></text:p>
      <text:p text:style-name="P20"/>
      <text:p text:style-name="P4">sudo apt-get install <text:span text:style-name="T1">openssh-</text:span><text:span text:style-name="T3">server</text:span></text:p>
      <text:p text:style-name="P4">sudo ifconfig</text:p>
      <text:p text:style-name="P4">sudo systemctl stop NetworkManager</text:p>
      <text:p text:style-name="P4">sudo ifconfig eno1 162.10.10.<text:span text:style-name="T3">2</text:span>0 netmask 255.255.0.0 up</text:p>
      <text:p text:style-name="P4">sudo <text:s/>ifconfig</text:p>
      <text:p text:style-name="P4">ping 162.10.10.<text:span text:style-name="T3">1</text:span>0</text:p>
      <text:p text:style-name="P4"/>
      <text:p text:style-name="P21">ls</text:p>
      <text:p text:style-name="P21">cd <text:s/>.ssh</text:p>
      <text:p text:style-name="P21">ls</text:p>
      <text:p text:style-name="P21">touch <text:s/>authorized_keys</text:p>
      <text:p text:style-name="P21">pwd</text:p>
      <text:p text:style-name="P21">cd ..</text:p>
      <text:p text:style-name="P21"><text:soft-page-break/>cat home.pub <text:s/>&gt;&gt; <text:s/><text:span text:style-name="T4">home/</text:span><text:span text:style-name="T5">cna1/.ssh/authorized_keys</text:span></text:p>
      <text:p text:style-name="P28">cd .ssh</text:p>
      <text:p text:style-name="P28">cat <text:s/>authorized_keys (to check if key moved or not)</text:p>
      <text:p text:style-name="P28">cd ..</text:p>
      <text:p text:style-name="P28">ls</text:p>
      <text:p text:style-name="P36"/>
      <text:p text:style-name="P36">NOW AT CLIENT SIDE DO</text:p>
      <text:p text:style-name="P18"/>
      <text:p text:style-name="P18">ssh <text:s/>-i /home/<text:span text:style-name="T9">cna1</text:span>/home <text:s/><text:a xlink:type="simple" xlink:href="mailto:cna1@162.10.10.20" text:style-name="Internet_20_link" text:visited-style-name="Visited_20_Internet_20_Link"><text:span text:style-name="T2">cna1</text:span></text:a><text:a xlink:type="simple" xlink:href="mailto:cna1@162.10.10.20" text:style-name="Internet_20_link" text:visited-style-name="Visited_20_Internet_20_Link">@162.10.10.20</text:a> <text:s/><text:span text:style-name="T3">(to login)</text:span></text:p>
      <text:p text:style-name="P21">passwd: mca</text:p>
      <text:p text:style-name="P21">ls</text:p>
      <text:p text:style-name="P21">touch authorized_keys</text:p>
      <text:p text:style-name="P38">Note: </text:p>
      <text:p text:style-name="P38"><text:span text:style-name="T10">1) </text:span>home/cna1/home, <text:s/>the second home reffer the private key of client.</text:p>
      <text:p text:style-name="P38"><text:span text:style-name="T10">2) </text:span>So what is happening is we sent our public key to server and server saved that public key to its authorized_keys file under ssh directory.</text:p>
      <text:p text:style-name="P37"><text:span text:style-name="T10">3) </text:span>Now when client login he will login using his private key which is saved as home inside home directory.</text:p>
      <text:p text:style-name="P39"><text:span text:style-name="T10">4) </text:span>Also ( ~ ) is used when we are entering inside a directory. Here we can see we can do without using ~ sign also.</text:p>
      <text:p text:style-name="P40"><text:soft-page-break/>5) when client login inside server, the server password should not be asked at client side. If it ask, program execution failed. That is why use private key while login inside server using ssh.</text:p>
      <text:p text:style-name="P40"/>
      <text:p text:style-name="P50">Program:4</text:p>
      <text:p text:style-name="P59">FOR THIS PROGRAM WE NOT NEED SWITCH, WE CAN DO THIS INDIVIDUALLY ON OUR OWN SYSTEM.</text:p>
      <text:p text:style-name="P59"/>
      <text:p text:style-name="P5">sudo apt-get install <text:span text:style-name="T11">ipcalc</text:span></text:p>
      <text:p text:style-name="P5">sudo ifconfig</text:p>
      <text:p text:style-name="P5">sudo systemctl stop NetworkManager</text:p>
      <text:p text:style-name="P5">sudo ifconfig eno1 162.10.10.10 netmask 255.255.0.0 up</text:p>
      <text:p text:style-name="P5">sudo ifconfig</text:p>
      <text:p text:style-name="P55">ping 162.10.10.<text:span text:style-name="T11">1</text:span>0</text:p>
      <text:p text:style-name="P62"/>
      <text:p text:style-name="P63">The above step are not mandatory. Can be done without stopping network manage also.</text:p>
      <text:p text:style-name="P55"/>
      <text:p text:style-name="P56">ipcalc 11.10.10.20 (classA)</text:p>
      <text:p text:style-name="P51">ipcalc 162.10.10.20 <text:span text:style-name="T6">(classB)</text:span></text:p>
      <text:p text:style-name="P51">ipcalc 191.10.10.20 <text:span text:style-name="T12">(classC)</text:span></text:p>
      <text:p text:style-name="P57"><text:soft-page-break/></text:p>
      <text:p text:style-name="P45">ipcalc <text:s/>&lt;ip&gt;/&lt;subnet&gt; <text:s/>-s <text:s/>&lt;no. of hosts&gt;</text:p>
      <text:p text:style-name="P59"/>
      <text:p text:style-name="P64">ipcalc 162.10.10.20/24 <text:s/>-s <text:s/>16</text:p>
      <text:p text:style-name="P64"/>
      <text:p text:style-name="P61">note: </text:p>
      <text:p text:style-name="P60"><text:span text:style-name="T13">1) you have to show manual calculation also</text:span> </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text:soft-page-break/></text:p>
      <text:p text:style-name="P41"/>
      <text:p text:style-name="P69">program5:</text:p>
      <text:p text:style-name="P69"/>
      <text:p text:style-name="P33">AT SERVER SIDE</text:p>
      <text:p text:style-name="P15">here we have 2 system with </text:p>
      <text:p text:style-name="P15">system1: ip-162.10.10.10 and system2: ip-162.10.10.20</text:p>
      <text:p text:style-name="P15"/>
      <text:p text:style-name="P9">sudo apt-get install <text:span text:style-name="T18">dnsmasq</text:span></text:p>
      <text:p text:style-name="P9">sudo ifconfig</text:p>
      <text:p text:style-name="P9">sudo systemctl stop NetworkManager</text:p>
      <text:p text:style-name="P9">sudo ifconfig eno1 162.10.10.10 netmask 255.255.0.0 up</text:p>
      <text:p text:style-name="P9">sudo ifconfig</text:p>
      <text:p text:style-name="P9">ping 162.10.10.20</text:p>
      <text:p text:style-name="P9"/>
      <text:p text:style-name="P9">sudo systemctl stop dnsmasq<text:span text:style-name="T18">(check for INACTIVE)</text:span></text:p>
      <text:p text:style-name="P23">sudo lsof -i:53 (check for systemd-resolved services)</text:p>
      <text:p text:style-name="P23">sudo nano /etc/dnsmasq.conf</text:p>
      <text:p text:style-name="P31">port=53</text:p>
      <text:p text:style-name="P31">bogus-priv</text:p>
      <text:p text:style-name="P31">strict-order</text:p>
      <text:p text:style-name="P31">expand-hosts</text:p>
      <text:p text:style-name="P31"><text:soft-page-break/>dhcp-range=162.10.10.1,162.10.10.200</text:p>
      <text:p text:style-name="P31">dhcp-option=option:router,162.10.10.1</text:p>
      <text:p text:style-name="P31">dhcp-option=option:netmask,255.255.0.0</text:p>
      <text:p text:style-name="P23">sudo systemctl stop systemd-resolved</text:p>
      <text:p text:style-name="P23">sudo systemctl start dnsmasq</text:p>
      <text:p text:style-name="P23">sudo systemctl status dnsmasq( it should show ACTIVE)</text:p>
      <text:p text:style-name="P23"/>
      <text:p text:style-name="P31">AT CLIENT SIDE</text:p>
      <text:p text:style-name="P23">sudo dhclient -v</text:p>
      <text:p text:style-name="P23"/>
      <text:p text:style-name="P23">METHOD-2</text:p>
      <text:p text:style-name="P23"/>
      <text:p text:style-name="P32">AT SERVER SIDE</text:p>
      <text:p text:style-name="P10">sudo apt-get install <text:span text:style-name="T18">dnsmasq</text:span></text:p>
      <text:p text:style-name="P10">sudo ifconfig</text:p>
      <text:p text:style-name="P10">sudo systemctl stop NetworkManager</text:p>
      <text:p text:style-name="P10">sudo ifconfig eno1 162.10.10.10 netmask 255.255.0.0 up</text:p>
      <text:p text:style-name="P10">sudo ifconfig</text:p>
      <text:p text:style-name="P10">ping 162.10.10.20</text:p>
      <text:p text:style-name="P10"/>
      <text:p text:style-name="P10">sudo systemctl stop dnsmasq</text:p>
      <text:p text:style-name="P10">sudo systemctl st<text:span text:style-name="T19">atus</text:span> dnsmasq<text:span text:style-name="T18">(check for INACTIVE)</text:span></text:p>
      <text:p text:style-name="P24"><text:soft-page-break/>sudo lsof -i:53 (check for systemd-resolved services)</text:p>
      <text:p text:style-name="P25"/>
      <text:p text:style-name="P71">sudo dnsmasq -i eno1 -I lo -a 162.10.10.10 --dhcp-range=162.10.10.1,162.10.10.50 -d -u root --log-dhcp -q</text:p>
      <text:p text:style-name="P65"/>
      <text:p text:style-name="P70">AT CLIENT SIDE</text:p>
      <text:p text:style-name="P70">sudo dhclient -v</text:p>
      <text:p text:style-name="P33">NOTE:if above command do not work, stop systemd-resolved services and then run the command.</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text:soft-page-break/></text:p>
      <text:p text:style-name="P65"/>
      <text:p text:style-name="P65"/>
      <text:p text:style-name="P65"/>
      <text:p text:style-name="P65">program <text:span text:style-name="T14">6</text:span>:</text:p>
      <text:p text:style-name="P66"/>
      <text:p text:style-name="P6">sudo apt-get install <text:span text:style-name="T14">dnsmasq</text:span></text:p>
      <text:p text:style-name="P6">sudo apt-get install <text:span text:style-name="T14">dnsutils</text:span> </text:p>
      <text:p text:style-name="P6">sudo ifconfig</text:p>
      <text:p text:style-name="P6">sudo systemctl stop NetworkManager</text:p>
      <text:p text:style-name="P6">sudo ifconfig eno1 162.10.10.10 netmask 255.255.0.0 up</text:p>
      <text:p text:style-name="P6">sudo ifconfig</text:p>
      <text:p text:style-name="P67">ping 162.10.10.<text:span text:style-name="T14">1</text:span>0</text:p>
      <text:p text:style-name="P67">sudo nano /etc/dnsmasq.conf</text:p>
      <text:p text:style-name="P67">#DNS CONFIGURATION<text:tab/></text:p>
      <text:p text:style-name="P80"><text:tab/>port=53</text:p>
      <text:p text:style-name="P80"><text:s text:c="7"/>domain-needed</text:p>
      <text:p text:style-name="P80"><text:tab/>bogus-priv</text:p>
      <text:p text:style-name="P80"><text:span text:style-name="T25">\<text:tab/></text:span>strict-order</text:p>
      <text:p text:style-name="P80"><text:tab/>expand-hosts</text:p>
      <text:p text:style-name="P67"><text:tab/>domain=ashish.in</text:p>
      <text:p text:style-name="P67"/>
      <text:p text:style-name="P67"><text:soft-page-break/></text:p>
      <text:p text:style-name="P67">sudo <text:s/>nano <text:s/>/etc/hosts</text:p>
      <text:p text:style-name="P59">192.168.10.20 <text:s/>ashish.in</text:p>
      <text:p text:style-name="P68"/>
      <text:p text:style-name="P68">sudo systemctl stop systemd-resolved</text:p>
      <text:p text:style-name="P68">sudo systemctl start dnsmasq</text:p>
      <text:p text:style-name="P68">sudo systemctl status dnsmasq</text:p>
      <text:p text:style-name="P68">sudo dig a ashish.in @localhost</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3">program:7</text:p>
      <text:p text:style-name="P43"><text:soft-page-break/></text:p>
      <text:p text:style-name="P34">AT <text:span text:style-name="T20">ONE</text:span> S<text:span text:style-name="T21">YSTEM</text:span></text:p>
      <text:p text:style-name="P16">here we have 2 system with </text:p>
      <text:p text:style-name="P16">system1: ip-162.10.10.10 and system2: ip-162.10.10.20</text:p>
      <text:p text:style-name="P16"/>
      <text:p text:style-name="P11">sudo apt-get install <text:span text:style-name="T20">iptables</text:span></text:p>
      <text:p text:style-name="P11">sudo ifconfig</text:p>
      <text:p text:style-name="P11">sudo systemctl stop NetworkManager</text:p>
      <text:p text:style-name="P11">sudo ifconfig eno1 162.10.10.10 netmask 255.255.0.0 up</text:p>
      <text:p text:style-name="P11">sudo ifconfig</text:p>
      <text:p text:style-name="P11">ping 162.10.10.20</text:p>
      <text:p text:style-name="P11"/>
      <text:p text:style-name="P35">AT ANOTHER SYSTEM</text:p>
      <text:p text:style-name="P26">sudo iptables <text:s/>-A <text:s/>INPUT -s <text:s/>162.10.10.20 <text:s/>-j <text:s/>DROP</text:p>
      <text:p text:style-name="P26">sudo iptables -L</text:p>
      <text:p text:style-name="P26">sudo iptables -F</text:p>
      <text:p text:style-name="P26"/>
      <text:p text:style-name="P26">sudo iptables <text:s/>-A <text:s/>INPUT <text:s/>-m <text:s/>iprange <text:s/>--src-range 162.10.10.5-162.10.10.30 -j REJECT</text:p>
      <text:p text:style-name="P27">sudo iptables -L</text:p>
      <text:p text:style-name="P27">sudo iptables -F</text:p>
      <text:p text:style-name="P27"/>
      <text:p text:style-name="P27"><text:soft-page-break/>sudo <text:s/>iptables <text:s/>-A <text:s/>INPUT <text:s/>-s <text:s/>162.10.10.20 <text:s/>-j <text:s/>DROP</text:p>
      <text:p text:style-name="P27">sudo <text:s/>iptables <text:s/>-A <text:s/>INPUT <text:s/>-s <text:s/>162.10.10.20 <text:s/>-j <text:s/>ACCEPT</text:p>
      <text:p text:style-name="P44"/>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76"><text:soft-page-break/>program8</text:p>
      <text:p text:style-name="P73">sudo apt-get install <text:span text:style-name="T23">net-tools</text:span></text:p>
      <text:p text:style-name="P73">sudo apt-get install <text:span text:style-name="T23">traceroute</text:span></text:p>
      <text:p text:style-name="P73">sudo ifconfig</text:p>
      <text:p text:style-name="P73">sudo systemctl stop NetworkManager</text:p>
      <text:p text:style-name="P73">sudo ifconfig eno1 162.10.10.10 netmask 255.255.0.0 up</text:p>
      <text:p text:style-name="P73">sudo ifconfig</text:p>
      <text:p text:style-name="P77">ping 162.10.10.20</text:p>
      <text:p text:style-name="P41"/>
      <text:p text:style-name="P76">ping 162.10.10.10</text:p>
      <text:p text:style-name="P76">traceroute 162.10.10.10</text:p>
      <text:p text:style-name="P76">sudo ifconfig ethernetid</text:p>
      <text:p text:style-name="P76">nslookup &lt;ip&gt;</text:p>
      <text:p text:style-name="P76">netstat -a</text:p>
      <text:p text:style-name="P76">route &lt;ip&gt;</text:p>
      <text:p text:style-name="P41"/>
      <text:p text:style-name="P41"/>
      <text:p text:style-name="P41"/>
      <text:p text:style-name="P41"/>
      <text:p text:style-name="P41"/>
      <text:p text:style-name="P41"/>
      <text:p text:style-name="P79">program:9</text:p>
      <text:p text:style-name="P74"><text:soft-page-break/>sudo apt-get install <text:span text:style-name="T24">netcat</text:span></text:p>
      <text:p text:style-name="P74">sudo ifconfig</text:p>
      <text:p text:style-name="P74">sudo systemctl stop NetworkManager</text:p>
      <text:p text:style-name="P74">sudo ifconfig eno1 162.10.10.10 netmask 255.255.0.0 up</text:p>
      <text:p text:style-name="P74">sudo ifconfig</text:p>
      <text:p text:style-name="P78">ping 162.10.10.20</text:p>
      <text:p text:style-name="P41"/>
      <text:p text:style-name="P79">AS server</text:p>
      <text:p text:style-name="P79">nc <text:s/>-lv <text:s/>&lt;port no.&gt; <text:s/>eg1234</text:p>
      <text:p text:style-name="P41"/>
      <text:p text:style-name="P79">as client </text:p>
      <text:p text:style-name="P79">nc <text:s/>-v <text:s/>&lt;ip of server&gt; <text:s/>&lt;port no.&gt;</text:p>
      <text:p text:style-name="P41"/>
      <text:p text:style-name="P41"/>
      <text:p text:style-name="P41"/>
      <text:p text:style-name="P41"/>
      <text:p text:style-name="P41"/>
      <text:p text:style-name="P41"/>
      <text:p text:style-name="P41"/>
      <text:p text:style-name="P41"/>
      <text:p text:style-name="P42">program10:</text:p>
      <text:p text:style-name="P14">here we have 2 system with </text:p>
      <text:p text:style-name="P14"><text:soft-page-break/>system1: ip-162.10.10.10 and system2: ip-162.10.10.20</text:p>
      <text:p text:style-name="P14"/>
      <text:p text:style-name="P22">at server side:</text:p>
      <text:p text:style-name="P22"/>
      <text:p text:style-name="P7">sudo apt-get install <text:span text:style-name="T15">squid</text:span></text:p>
      <text:p text:style-name="P7">sudo apt-get install <text:span text:style-name="T15">lynx</text:span></text:p>
      <text:p text:style-name="P22">sudo apt install python3</text:p>
      <text:p text:style-name="P7">sudo ifconfig</text:p>
      <text:p text:style-name="P7">sudo systemctl stop NetworkManager</text:p>
      <text:p text:style-name="P7">sudo ifconfig eno1 162.10.10.10 netmask 255.255.0.0 up</text:p>
      <text:p text:style-name="P7">sudo ifconfig</text:p>
      <text:p text:style-name="P52">ping 162.10.10.20</text:p>
      <text:p text:style-name="P52"/>
      <text:p text:style-name="P52">mkdir <text:s/>/tmp/website</text:p>
      <text:p text:style-name="P52">cd <text:s/>/tmp/website</text:p>
      <text:p text:style-name="P52">echo <text:s/>"hello mca001" <text:s/>&gt; <text:s/>index.html</text:p>
      <text:p text:style-name="P52">sudo apt install python3</text:p>
      <text:p text:style-name="P52">python3 <text:s/>-m <text:s/>http.server <text:s/>5000 <text:s/>--bind <text:s/>127.0.0.30</text:p>
      <text:p text:style-name="P54">Run <text:a xlink:type="simple" xlink:href="http://127.0.0.30:5000/" text:style-name="Internet_20_link" text:visited-style-name="Visited_20_Internet_20_Link">http://127.0.0.30:5000</text:a> <text:s/>in web browser at server side to check if if showing result or not.</text:p>
      <text:p text:style-name="P54"/>
      <text:p text:style-name="P54">At client side:</text:p>
      <text:p text:style-name="P54"><text:soft-page-break/></text:p>
      <text:p text:style-name="P8">sudo ifconfig</text:p>
      <text:p text:style-name="P8">sudo systemctl stop NetworkManager</text:p>
      <text:p text:style-name="P8">sudo ifconfig eno1 162.10.10.<text:span text:style-name="T17">2</text:span>0 <text:s/>netmask <text:s/>255.255.0.0 <text:s/>up</text:p>
      <text:p text:style-name="P8">sudo ifconfig</text:p>
      <text:p text:style-name="P53">ping 162.10.10.<text:span text:style-name="T17">1</text:span>0</text:p>
      <text:p text:style-name="P54"><text:span text:style-name="T16">ssh </text:span><text:a xlink:type="simple" xlink:href="mailto:cna1@162.10.10.10" text:style-name="Internet_20_link" text:visited-style-name="Visited_20_Internet_20_Link"><text:span text:style-name="T16">cna1@162.10.10.10</text:span></text:a><text:span text:style-name="T16"> <text:s/>-v <text:s/>-L <text:s/>127.0.0.20:8000:127.0.0.30.5000</text:span></text:p>
      <text:p text:style-name="P54"><text:span text:style-name="T16">Run </text:span><text:a xlink:type="simple" xlink:href="http://127.0.0.30:5000/" text:style-name="Internet_20_link" text:visited-style-name="Visited_20_Internet_20_Link"><text:span text:style-name="T16">http://127.0.0.20:8000</text:span></text:a><text:span text:style-name="T16"> <text:s/>in web browser at client side</text:span></text:p>
      <text:p text:style-name="P46"/>
      <text:p text:style-name="P47">Note :</text:p>
      <text:p text:style-name="P47">1) <text:span text:style-name="T8">ssh </text:span><text:a xlink:type="simple" xlink:href="mailto:cna1@162.10.10.10" text:style-name="Internet_20_link" text:visited-style-name="Visited_20_Internet_20_Link">cna1@162.10.10.10</text:a><text:span text:style-name="T8"> <text:s/>-v <text:s/>-L <text:s/>127.0.0.20:8000:127.0.0.30.5000</text:span></text:p>
      <text:p text:style-name="P58">in this cna1 is server user name and 162.10.10.10 is also server ip address.</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17T22:30:21.881927413</meta:creation-date>
    <dc:date>2023-05-19T03:59:47.522825598</dc:date>
    <meta:editing-duration>PT2H29M15S</meta:editing-duration>
    <meta:editing-cycles>34</meta:editing-cycles>
    <meta:generator>LibreOffice/7.3.7.2$Linux_X86_64 LibreOffice_project/30$Build-2</meta:generator>
    <meta:document-statistic meta:table-count="0" meta:image-count="0" meta:object-count="0" meta:page-count="18" meta:paragraph-count="232" meta:word-count="953" meta:character-count="6609" meta:non-whitespace-character-count="5792"/>
  </office:meta>
</office:document-meta>
</file>